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a0d7"/>
    </style:style>
    <style:style style:name="P2" style:family="paragraph" style:parent-style-name="Standard">
      <style:text-properties officeooo:paragraph-rsid="000949e3"/>
    </style:style>
    <style:style style:name="T1" style:family="text">
      <style:text-properties officeooo:rsid="0008a0d7"/>
    </style:style>
    <style:style style:name="T2" style:family="text">
      <style:text-properties officeooo:rsid="00094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</text:p>
      <text:p text:style-name="P1"><text:span text:style-name="T1">What appears to be a character on the keyboard or screen is of course, like everything else,</text:span></text:p>
      <text:p text:style-name="P1"><text:span text:style-name="T1">stored internally just as a bit pattern. The type char is specifically meant for storing such</text:span></text:p>
      <text:p text:style-name="P1"><text:span text:style-name="T1">character data, but any integer type can be used. We used int for a subtle but important</text:span></text:p>
      <text:p text:style-name="P1"><text:span text:style-name="T1">reason.</text:span></text:p>
      <text:p text:style-name="P1"><text:span text:style-name="T1">The problem is distinguishing the end of input from valid data. The solution is that getchar</text:span></text:p>
      <text:p text:style-name="P1"><text:span text:style-name="T1">returns a distinctive value when there is no more input, a value that cannot be confused with</text:span></text:p>
      <text:p text:style-name="P1"><text:span text:style-name="T1">any real character. This value is called EOF, for ``end of file''. We must declare c to be a type</text:span></text:p>
      <text:p text:style-name="P1"><text:span text:style-name="T1">big enough to hold any value that getchar returns. We can't use char since c must be big</text:span></text:p>
      <text:p text:style-name="P1"><text:span text:style-name="T1">enough to hold EOF in addition to any possible char. Therefore we use int.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2.</text:span></text:p>
      <text:p text:style-name="P1"><text:span text:style-name="T1">The parentheses around the assignment, within the condition are necessary. The precedence</text:span></text:p>
      <text:p text:style-name="P1"><text:span text:style-name="T1">of != is higher than that of =, which means that in the absence of parentheses the relational</text:span></text:p>
      <text:p text:style-name="P1"><text:span text:style-name="T1">test != would be done before the assignment =. So the statement</text:span></text:p>
      <text:p text:style-name="P1"><text:span text:style-name="T1">c = getchar() != EOF</text:span></text:p>
      <text:p text:style-name="P1"><text:span text:style-name="T1">is equivalent to</text:span></text:p>
      <text:p text:style-name="P1"><text:span text:style-name="T1">c = (getchar() != EOF)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.</text:span></text:p>
      <text:p text:style-name="P2"><text:span text:style-name="T2">long integers are at least 32 bits. Although on some machines, int and long are the same</text:span></text:p>
      <text:p text:style-name="P2"><text:span text:style-name="T2">size, on others an int is 16 bits, with a maximum value of 32767, and it would take relatively</text:span></text:p>
      <text:p text:style-name="P2"><text:span text:style-name="T2">little input to overflow an int counter. The conversion specification %ld tells printf that the</text:span></text:p>
      <text:p text:style-name="P2"><text:span text:style-name="T2">corresponding argument is a long integer.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imangi Saraogi</meta:initial-creator>
    <meta:creation-date>2012-10-16T18:26:03</meta:creation-date>
    <meta:document-statistic meta:table-count="0" meta:image-count="0" meta:object-count="0" meta:page-count="1" meta:paragraph-count="22" meta:word-count="251" meta:character-count="1370"/>
    <dc:date>2012-10-16T19:04:53</dc:date>
    <dc:creator>Himangi Saraogi</dc:creator>
    <meta:editing-duration>PT00H23M40S</meta:editing-duration>
    <meta:editing-cycles>1</meta:editing-cycles>
    <meta:generator>OpenOffice.org/3.2$Linux OpenOffice.org_project/320m19$Build-9505</meta:generator>
  </office:meta>
</office:document-meta>
</file>